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6"/>
    <style:style style:name="ce4" style:family="table-cell" style:parent-style-name="Default" style:data-style-name="N36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3"/>
        <table:table-column table:style-name="co2" table:number-columns-repeated="16378" table:default-cell-style-name="ce1"/>
        <table:table-row table:style-name="ro1">
          <table:table-cell office:value-type="string" table:number-columns-spanned="6" table:number-rows-spanned="1" table:style-name="ce6">
            <text:p>Savings Tabl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Year</text:p>
          </table:table-cell>
          <table:table-cell office:value-type="string" table:style-name="ce4">
            <text:p>Deposit at years end</text:p>
          </table:table-cell>
          <table:table-cell office:value-type="string" table:style-name="ce4">
            <text:p>Interest @5%</text:p>
          </table:table-cell>
          <table:table-cell office:value-type="string" table:style-name="ce4">
            <text:p>Year End Balance @5% int</text:p>
          </table:table-cell>
          <table:table-cell office:value-type="string" table:style-name="ce4">
            <text:p>Interest @10%</text:p>
          </table:table-cell>
          <table:table-cell office:value-type="string" table:style-name="ce4">
            <text:p>Year End Balance @10% int</text:p>
          </table:table-cell>
          <table:table-cell table:number-columns-repeated="16378" table:style-name="ce2"/>
        </table:table-row>
        <table:table-row table:style-name="ro3">
          <table:table-cell office:value-type="float" office:value="0" table:style-name="ce1">
            <text:p>0</text:p>
          </table:table-cell>
          <table:table-cell table:number-columns-repeated="5" table:style-name="ce4"/>
          <table:table-cell table:number-columns-repeated="16378" table:style-name="ce2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currency" office:value="100" table:style-name="ce3">
            <text:p>$100.00</text:p>
          </table:table-cell>
          <table:table-cell office:value-type="currency" office:value="0" table:formula="of:=[.D3]*0.05" table:style-name="ce3">
            <text:p>$0.00</text:p>
          </table:table-cell>
          <table:table-cell office:value-type="currency" office:value="100" table:formula="of:=[.B4]+[.C4]+[.D3]" table:style-name="ce3">
            <text:p>$100.00</text:p>
          </table:table-cell>
          <table:table-cell office:value-type="currency" office:value="0" table:formula="of:=[.F3]*0.1" table:style-name="ce3">
            <text:p>$0.00</text:p>
          </table:table-cell>
          <table:table-cell office:value-type="currency" office:value="100" table:formula="of:=[.F3]+[.E4]+[.B4]" table:style-name="ce3">
            <text:p>$100.00</text:p>
          </table:table-cell>
          <table:table-cell table:number-columns-repeated="16378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currency" office:value="100" table:style-name="ce3">
            <text:p>$100.00</text:p>
          </table:table-cell>
          <table:table-cell office:value-type="currency" office:value="5" table:formula="of:=[.D4]*0.05" table:style-name="ce3">
            <text:p>$5.00</text:p>
          </table:table-cell>
          <table:table-cell office:value-type="currency" office:value="205" table:formula="of:=[.B5]+[.C5]+[.D4]" table:style-name="ce3">
            <text:p>$205.00</text:p>
          </table:table-cell>
          <table:table-cell office:value-type="currency" office:value="10" table:formula="of:=[.F4]*0.1" table:style-name="ce3">
            <text:p>$10.00</text:p>
          </table:table-cell>
          <table:table-cell office:value-type="currency" office:value="210" table:formula="of:=[.F4]+[.E5]+[.B5]" table:style-name="ce3">
            <text:p>$210.00</text:p>
          </table:table-cell>
          <table:table-cell table:number-columns-repeated="16378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currency" office:value="100" table:style-name="ce3">
            <text:p>$100.00</text:p>
          </table:table-cell>
          <table:table-cell office:value-type="currency" office:value="10.25" table:formula="of:=[.D5]*0.05" table:style-name="ce3">
            <text:p>$10.25</text:p>
          </table:table-cell>
          <table:table-cell office:value-type="currency" office:value="315.25" table:formula="of:=[.B6]+[.C6]+[.D5]" table:style-name="ce3">
            <text:p>$315.25</text:p>
          </table:table-cell>
          <table:table-cell office:value-type="currency" office:value="21" table:formula="of:=[.F5]*0.1" table:style-name="ce3">
            <text:p>$21.00</text:p>
          </table:table-cell>
          <table:table-cell office:value-type="currency" office:value="331" table:formula="of:=[.F5]+[.E6]+[.B6]" table:style-name="ce3">
            <text:p>$331.00</text:p>
          </table:table-cell>
          <table:table-cell table:number-columns-repeated="16378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currency" office:value="100" table:style-name="ce3">
            <text:p>$100.00</text:p>
          </table:table-cell>
          <table:table-cell office:value-type="currency" office:value="15.762500000000001" table:formula="of:=[.D6]*0.05" table:style-name="ce3">
            <text:p>$15.76</text:p>
          </table:table-cell>
          <table:table-cell office:value-type="currency" office:value="431.01249999999999" table:formula="of:=[.B7]+[.C7]+[.D6]" table:style-name="ce3">
            <text:p>$431.01</text:p>
          </table:table-cell>
          <table:table-cell office:value-type="currency" office:value="33.1" table:formula="of:=[.F6]*0.1" table:style-name="ce3">
            <text:p>$33.10</text:p>
          </table:table-cell>
          <table:table-cell office:value-type="currency" office:value="464.1" table:formula="of:=[.F6]+[.E7]+[.B7]" table:style-name="ce3">
            <text:p>$464.10</text:p>
          </table:table-cell>
          <table:table-cell table:number-columns-repeated="16378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currency" office:value="100" table:style-name="ce3">
            <text:p>$100.00</text:p>
          </table:table-cell>
          <table:table-cell office:value-type="currency" office:value="21.550625" table:formula="of:=[.D7]*0.05" table:style-name="ce3">
            <text:p>$21.55</text:p>
          </table:table-cell>
          <table:table-cell office:value-type="currency" office:value="552.56312500000001" table:formula="of:=[.B8]+[.C8]+[.D7]" table:style-name="ce3">
            <text:p>$552.56</text:p>
          </table:table-cell>
          <table:table-cell office:value-type="currency" office:value="46.410000000000004" table:formula="of:=[.F7]*0.1" table:style-name="ce3">
            <text:p>$46.41</text:p>
          </table:table-cell>
          <table:table-cell office:value-type="currency" office:value="610.51" table:formula="of:=[.F7]+[.E8]+[.B8]" table:style-name="ce3">
            <text:p>$610.51</text:p>
          </table:table-cell>
          <table:table-cell table:number-columns-repeated="16378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currency" office:value="100" table:style-name="ce3">
            <text:p>$100.00</text:p>
          </table:table-cell>
          <table:table-cell office:value-type="currency" office:value="27.628156250000004" table:formula="of:=[.D8]*0.05" table:style-name="ce3">
            <text:p>$27.63</text:p>
          </table:table-cell>
          <table:table-cell office:value-type="currency" office:value="680.19128124999997" table:formula="of:=[.B9]+[.C9]+[.D8]" table:style-name="ce3">
            <text:p>$680.19</text:p>
          </table:table-cell>
          <table:table-cell office:value-type="currency" office:value="61.051000000000002" table:formula="of:=[.F8]*0.1" table:style-name="ce3">
            <text:p>$61.05</text:p>
          </table:table-cell>
          <table:table-cell office:value-type="currency" office:value="771.56100000000004" table:formula="of:=[.F8]+[.E9]+[.B9]" table:style-name="ce3">
            <text:p>$771.56</text:p>
          </table:table-cell>
          <table:table-cell table:number-columns-repeated="16378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currency" office:value="100" table:style-name="ce3">
            <text:p>$100.00</text:p>
          </table:table-cell>
          <table:table-cell office:value-type="currency" office:value="34.009564062499997" table:formula="of:=[.D9]*0.05" table:style-name="ce3">
            <text:p>$34.01</text:p>
          </table:table-cell>
          <table:table-cell office:value-type="currency" office:value="814.20084531249995" table:formula="of:=[.B10]+[.C10]+[.D9]" table:style-name="ce3">
            <text:p>$814.20</text:p>
          </table:table-cell>
          <table:table-cell office:value-type="currency" office:value="77.156100000000009" table:formula="of:=[.F9]*0.1" table:style-name="ce3">
            <text:p>$77.16</text:p>
          </table:table-cell>
          <table:table-cell office:value-type="currency" office:value="948.71710000000007" table:formula="of:=[.F9]+[.E10]+[.B10]" table:style-name="ce3">
            <text:p>$948.72</text:p>
          </table:table-cell>
          <table:table-cell table:number-columns-repeated="16378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currency" office:value="100" table:style-name="ce3">
            <text:p>$100.00</text:p>
          </table:table-cell>
          <table:table-cell office:value-type="currency" office:value="40.710042265624999" table:formula="of:=[.D10]*0.05" table:style-name="ce3">
            <text:p>$40.71</text:p>
          </table:table-cell>
          <table:table-cell office:value-type="currency" office:value="954.91088757812497" table:formula="of:=[.B11]+[.C11]+[.D10]" table:style-name="ce3">
            <text:p>$954.91</text:p>
          </table:table-cell>
          <table:table-cell office:value-type="currency" office:value="94.871710000000007" table:formula="of:=[.F10]*0.1" table:style-name="ce3">
            <text:p>$94.87</text:p>
          </table:table-cell>
          <table:table-cell office:value-type="currency" office:value="1143.5888100000002" table:formula="of:=[.F10]+[.E11]+[.B11]" table:style-name="ce3">
            <text:p>$1,143.59</text:p>
          </table:table-cell>
          <table:table-cell table:number-columns-repeated="16378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currency" office:value="100" table:style-name="ce3">
            <text:p>$100.00</text:p>
          </table:table-cell>
          <table:table-cell office:value-type="currency" office:value="47.745544378906253" table:formula="of:=[.D11]*0.05" table:style-name="ce3">
            <text:p>$47.75</text:p>
          </table:table-cell>
          <table:table-cell office:value-type="currency" office:value="1102.6564319570311" table:formula="of:=[.B12]+[.C12]+[.D11]" table:style-name="ce3">
            <text:p>$1,102.66</text:p>
          </table:table-cell>
          <table:table-cell office:value-type="currency" office:value="114.35888100000003" table:formula="of:=[.F11]*0.1" table:style-name="ce3">
            <text:p>$114.36</text:p>
          </table:table-cell>
          <table:table-cell office:value-type="currency" office:value="1357.9476910000003" table:formula="of:=[.F11]+[.E12]+[.B12]" table:style-name="ce3">
            <text:p>$1,357.95</text:p>
          </table:table-cell>
          <table:table-cell table:number-columns-repeated="16378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currency" office:value="100" table:style-name="ce3">
            <text:p>$100.00</text:p>
          </table:table-cell>
          <table:table-cell office:value-type="currency" office:value="55.13282159785156" table:formula="of:=[.D12]*0.05" table:style-name="ce3">
            <text:p>$55.13</text:p>
          </table:table-cell>
          <table:table-cell office:value-type="currency" office:value="1257.7892535548826" table:formula="of:=[.B13]+[.C13]+[.D12]" table:style-name="ce3">
            <text:p>$1,257.79</text:p>
          </table:table-cell>
          <table:table-cell office:value-type="currency" office:value="135.79476910000002" table:formula="of:=[.F12]*0.1" table:style-name="ce3">
            <text:p>$135.79</text:p>
          </table:table-cell>
          <table:table-cell office:value-type="currency" office:value="1593.7424601000002" table:formula="of:=[.F12]+[.E13]+[.B13]" table:style-name="ce3">
            <text:p>$1,593.74</text:p>
          </table:table-cell>
          <table:table-cell table:number-columns-repeated="16378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currency" office:value="100" table:style-name="ce3">
            <text:p>$100.00</text:p>
          </table:table-cell>
          <table:table-cell office:value-type="currency" office:value="62.889462677744135" table:formula="of:=[.D13]*0.05" table:style-name="ce3">
            <text:p>$62.89</text:p>
          </table:table-cell>
          <table:table-cell office:value-type="currency" office:value="1420.6787162326268" table:formula="of:=[.B14]+[.C14]+[.D13]" table:style-name="ce3">
            <text:p>$1,420.68</text:p>
          </table:table-cell>
          <table:table-cell office:value-type="currency" office:value="159.37424601000004" table:formula="of:=[.F13]*0.1" table:style-name="ce3">
            <text:p>$159.37</text:p>
          </table:table-cell>
          <table:table-cell office:value-type="currency" office:value="1853.1167061100002" table:formula="of:=[.F13]+[.E14]+[.B14]" table:style-name="ce3">
            <text:p>$1,853.12</text:p>
          </table:table-cell>
          <table:table-cell table:number-columns-repeated="16378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currency" office:value="100" table:style-name="ce3">
            <text:p>$100.00</text:p>
          </table:table-cell>
          <table:table-cell office:value-type="currency" office:value="71.033935811631338" table:formula="of:=[.D14]*0.05" table:style-name="ce3">
            <text:p>$71.03</text:p>
          </table:table-cell>
          <table:table-cell office:value-type="currency" office:value="1591.7126520442582" table:formula="of:=[.B15]+[.C15]+[.D14]" table:style-name="ce3">
            <text:p>$1,591.71</text:p>
          </table:table-cell>
          <table:table-cell office:value-type="currency" office:value="185.31167061100004" table:formula="of:=[.F14]*0.1" table:style-name="ce3">
            <text:p>$185.31</text:p>
          </table:table-cell>
          <table:table-cell office:value-type="currency" office:value="2138.4283767209999" table:formula="of:=[.F14]+[.E15]+[.B15]" table:style-name="ce3">
            <text:p>$2,138.43</text:p>
          </table:table-cell>
          <table:table-cell table:number-columns-repeated="16378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currency" office:value="100" table:style-name="ce3">
            <text:p>$100.00</text:p>
          </table:table-cell>
          <table:table-cell office:value-type="currency" office:value="79.585632602212911" table:formula="of:=[.D15]*0.05" table:style-name="ce3">
            <text:p>$79.59</text:p>
          </table:table-cell>
          <table:table-cell office:value-type="currency" office:value="1771.2982846464711" table:formula="of:=[.B16]+[.C16]+[.D15]" table:style-name="ce3">
            <text:p>$1,771.30</text:p>
          </table:table-cell>
          <table:table-cell office:value-type="currency" office:value="213.84283767210002" table:formula="of:=[.F15]*0.1" table:style-name="ce3">
            <text:p>$213.84</text:p>
          </table:table-cell>
          <table:table-cell office:value-type="currency" office:value="2452.2712143930999" table:formula="of:=[.F15]+[.E16]+[.B16]" table:style-name="ce3">
            <text:p>$2,452.27</text:p>
          </table:table-cell>
          <table:table-cell table:number-columns-repeated="16378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currency" office:value="100" table:style-name="ce3">
            <text:p>$100.00</text:p>
          </table:table-cell>
          <table:table-cell office:value-type="currency" office:value="88.564914232323559" table:formula="of:=[.D16]*0.05" table:style-name="ce3">
            <text:p>$88.56</text:p>
          </table:table-cell>
          <table:table-cell office:value-type="currency" office:value="1959.8631988787947" table:formula="of:=[.B17]+[.C17]+[.D16]" table:style-name="ce3">
            <text:p>$1,959.86</text:p>
          </table:table-cell>
          <table:table-cell office:value-type="currency" office:value="245.22712143931" table:formula="of:=[.F16]*0.1" table:style-name="ce3">
            <text:p>$245.23</text:p>
          </table:table-cell>
          <table:table-cell office:value-type="currency" office:value="2797.4983358324098" table:formula="of:=[.F16]+[.E17]+[.B17]" table:style-name="ce3">
            <text:p>$2,797.50</text:p>
          </table:table-cell>
          <table:table-cell table:number-columns-repeated="16378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currency" office:value="100" table:style-name="ce3">
            <text:p>$100.00</text:p>
          </table:table-cell>
          <table:table-cell office:value-type="currency" office:value="97.993159943939744" table:formula="of:=[.D17]*0.05" table:style-name="ce3">
            <text:p>$97.99</text:p>
          </table:table-cell>
          <table:table-cell office:value-type="currency" office:value="2157.8563588227344" table:formula="of:=[.B18]+[.C18]+[.D17]" table:style-name="ce3">
            <text:p>$2,157.86</text:p>
          </table:table-cell>
          <table:table-cell office:value-type="currency" office:value="279.74983358324101" table:formula="of:=[.F17]*0.1" table:style-name="ce3">
            <text:p>$279.75</text:p>
          </table:table-cell>
          <table:table-cell office:value-type="currency" office:value="3177.2481694156509" table:formula="of:=[.F17]+[.E18]+[.B18]" table:style-name="ce3">
            <text:p>$3,177.25</text:p>
          </table:table-cell>
          <table:table-cell table:number-columns-repeated="16378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currency" office:value="100" table:style-name="ce3">
            <text:p>$100.00</text:p>
          </table:table-cell>
          <table:table-cell office:value-type="currency" office:value="107.89281794113673" table:formula="of:=[.D18]*0.05" table:style-name="ce3">
            <text:p>$107.89</text:p>
          </table:table-cell>
          <table:table-cell office:value-type="currency" office:value="2365.7491767638712" table:formula="of:=[.B19]+[.C19]+[.D18]" table:style-name="ce3">
            <text:p>$2,365.75</text:p>
          </table:table-cell>
          <table:table-cell office:value-type="currency" office:value="317.72481694156511" table:formula="of:=[.F18]*0.1" table:style-name="ce3">
            <text:p>$317.72</text:p>
          </table:table-cell>
          <table:table-cell office:value-type="currency" office:value="3594.9729863572161" table:formula="of:=[.F18]+[.E19]+[.B19]" table:style-name="ce3">
            <text:p>$3,594.97</text:p>
          </table:table-cell>
          <table:table-cell table:number-columns-repeated="16378"/>
        </table:table-row>
        <table:table-row table:style-name="ro3">
          <table:table-cell office:value-type="float" office:value="17" table:style-name="ce1">
            <text:p>17</text:p>
          </table:table-cell>
          <table:table-cell office:value-type="currency" office:value="100" table:style-name="ce3">
            <text:p>$100.00</text:p>
          </table:table-cell>
          <table:table-cell office:value-type="currency" office:value="118.28745883819357" table:formula="of:=[.D19]*0.05" table:style-name="ce3">
            <text:p>$118.29</text:p>
          </table:table-cell>
          <table:table-cell office:value-type="currency" office:value="2584.036635602065" table:formula="of:=[.B20]+[.C20]+[.D19]" table:style-name="ce3">
            <text:p>$2,584.04</text:p>
          </table:table-cell>
          <table:table-cell office:value-type="currency" office:value="359.49729863572162" table:formula="of:=[.F19]*0.1" table:style-name="ce3">
            <text:p>$359.50</text:p>
          </table:table-cell>
          <table:table-cell office:value-type="currency" office:value="4054.4702849929376" table:formula="of:=[.F19]+[.E20]+[.B20]" table:style-name="ce3">
            <text:p>$4,054.47</text:p>
          </table:table-cell>
          <table:table-cell table:number-columns-repeated="16378"/>
        </table:table-row>
        <table:table-row table:style-name="ro3">
          <table:table-cell office:value-type="float" office:value="18" table:style-name="ce1">
            <text:p>18</text:p>
          </table:table-cell>
          <table:table-cell office:value-type="currency" office:value="100" table:style-name="ce3">
            <text:p>$100.00</text:p>
          </table:table-cell>
          <table:table-cell office:value-type="currency" office:value="129.20183178010325" table:formula="of:=[.D20]*0.05" table:style-name="ce3">
            <text:p>$129.20</text:p>
          </table:table-cell>
          <table:table-cell office:value-type="currency" office:value="2813.238467382168" table:formula="of:=[.B21]+[.C21]+[.D20]" table:style-name="ce3">
            <text:p>$2,813.24</text:p>
          </table:table-cell>
          <table:table-cell office:value-type="currency" office:value="405.44702849929376" table:formula="of:=[.F20]*0.1" table:style-name="ce3">
            <text:p>$405.45</text:p>
          </table:table-cell>
          <table:table-cell office:value-type="currency" office:value="4559.9173134922312" table:formula="of:=[.F20]+[.E21]+[.B21]" table:style-name="ce3">
            <text:p>$4,559.92</text:p>
          </table:table-cell>
          <table:table-cell table:number-columns-repeated="16378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currency" office:value="100" table:style-name="ce3">
            <text:p>$100.00</text:p>
          </table:table-cell>
          <table:table-cell office:value-type="currency" office:value="140.66192336910839" table:formula="of:=[.D21]*0.05" table:style-name="ce3">
            <text:p>$140.66</text:p>
          </table:table-cell>
          <table:table-cell office:value-type="currency" office:value="3053.9003907512765" table:formula="of:=[.B22]+[.C22]+[.D21]" table:style-name="ce3">
            <text:p>$3,053.90</text:p>
          </table:table-cell>
          <table:table-cell office:value-type="currency" office:value="455.99173134922313" table:formula="of:=[.F21]*0.1" table:style-name="ce3">
            <text:p>$455.99</text:p>
          </table:table-cell>
          <table:table-cell office:value-type="currency" office:value="5115.9090448414545" table:formula="of:=[.F21]+[.E22]+[.B22]" table:style-name="ce3">
            <text:p>$5,115.91</text:p>
          </table:table-cell>
          <table:table-cell table:number-columns-repeated="16378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currency" office:value="100" table:style-name="ce3">
            <text:p>$100.00</text:p>
          </table:table-cell>
          <table:table-cell office:value-type="currency" office:value="152.69501953756384" table:formula="of:=[.D22]*0.05" table:style-name="ce3">
            <text:p>$152.70</text:p>
          </table:table-cell>
          <table:table-cell office:value-type="currency" office:value="3306.5954102888404" table:formula="of:=[.B23]+[.C23]+[.D22]" table:style-name="ce3">
            <text:p>$3,306.60</text:p>
          </table:table-cell>
          <table:table-cell office:value-type="currency" office:value="511.59090448414548" table:formula="of:=[.F22]*0.1" table:style-name="ce3">
            <text:p>$511.59</text:p>
          </table:table-cell>
          <table:table-cell office:value-type="currency" office:value="5727.4999493256" table:formula="of:=[.F22]+[.E23]+[.B23]" table:style-name="ce3">
            <text:p>$5,727.50</text:p>
          </table:table-cell>
          <table:table-cell table:number-columns-repeated="16378"/>
        </table:table-row>
        <table:table-row table:style-name="ro3">
          <table:table-cell office:value-type="float" office:value="21" table:style-name="ce1">
            <text:p>21</text:p>
          </table:table-cell>
          <table:table-cell office:value-type="currency" office:value="100" table:style-name="ce3">
            <text:p>$100.00</text:p>
          </table:table-cell>
          <table:table-cell office:value-type="currency" office:value="165.32977051444203" table:formula="of:=[.D23]*0.05" table:style-name="ce3">
            <text:p>$165.33</text:p>
          </table:table-cell>
          <table:table-cell office:value-type="currency" office:value="3571.9251808032823" table:formula="of:=[.B24]+[.C24]+[.D23]" table:style-name="ce3">
            <text:p>$3,571.93</text:p>
          </table:table-cell>
          <table:table-cell office:value-type="currency" office:value="572.74999493256007" table:formula="of:=[.F23]*0.1" table:style-name="ce3">
            <text:p>$572.75</text:p>
          </table:table-cell>
          <table:table-cell office:value-type="currency" office:value="6400.2499442581602" table:formula="of:=[.F23]+[.E24]+[.B24]" table:style-name="ce3">
            <text:p>$6,400.25</text:p>
          </table:table-cell>
          <table:table-cell table:number-columns-repeated="16378"/>
        </table:table-row>
        <table:table-row table:style-name="ro3">
          <table:table-cell office:value-type="float" office:value="22" table:style-name="ce1">
            <text:p>22</text:p>
          </table:table-cell>
          <table:table-cell office:value-type="currency" office:value="100" table:style-name="ce3">
            <text:p>$100.00</text:p>
          </table:table-cell>
          <table:table-cell office:value-type="currency" office:value="178.59625904016411" table:formula="of:=[.D24]*0.05" table:style-name="ce3">
            <text:p>$178.60</text:p>
          </table:table-cell>
          <table:table-cell office:value-type="currency" office:value="3850.5214398434464" table:formula="of:=[.B25]+[.C25]+[.D24]" table:style-name="ce3">
            <text:p>$3,850.52</text:p>
          </table:table-cell>
          <table:table-cell office:value-type="currency" office:value="640.02499442581609" table:formula="of:=[.F24]*0.1" table:style-name="ce3">
            <text:p>$640.02</text:p>
          </table:table-cell>
          <table:table-cell office:value-type="currency" office:value="7140.274938683976" table:formula="of:=[.F24]+[.E25]+[.B25]" table:style-name="ce3">
            <text:p>$7,140.27</text:p>
          </table:table-cell>
          <table:table-cell table:number-columns-repeated="16378"/>
        </table:table-row>
        <table:table-row table:style-name="ro3">
          <table:table-cell office:value-type="float" office:value="23" table:style-name="ce1">
            <text:p>23</text:p>
          </table:table-cell>
          <table:table-cell office:value-type="currency" office:value="100" table:style-name="ce3">
            <text:p>$100.00</text:p>
          </table:table-cell>
          <table:table-cell office:value-type="currency" office:value="192.52607199217232" table:formula="of:=[.D25]*0.05" table:style-name="ce3">
            <text:p>$192.53</text:p>
          </table:table-cell>
          <table:table-cell office:value-type="currency" office:value="4143.0475118356189" table:formula="of:=[.B26]+[.C26]+[.D25]" table:style-name="ce3">
            <text:p>$4,143.05</text:p>
          </table:table-cell>
          <table:table-cell office:value-type="currency" office:value="714.02749386839764" table:formula="of:=[.F25]*0.1" table:style-name="ce3">
            <text:p>$714.03</text:p>
          </table:table-cell>
          <table:table-cell office:value-type="currency" office:value="7954.3024325523738" table:formula="of:=[.F25]+[.E26]+[.B26]" table:style-name="ce3">
            <text:p>$7,954.30</text:p>
          </table:table-cell>
          <table:table-cell table:number-columns-repeated="16378"/>
        </table:table-row>
        <table:table-row table:style-name="ro3">
          <table:table-cell office:value-type="float" office:value="24" table:style-name="ce1">
            <text:p>24</text:p>
          </table:table-cell>
          <table:table-cell office:value-type="currency" office:value="100" table:style-name="ce3">
            <text:p>$100.00</text:p>
          </table:table-cell>
          <table:table-cell office:value-type="currency" office:value="207.15237559178095" table:formula="of:=[.D26]*0.05" table:style-name="ce3">
            <text:p>$207.15</text:p>
          </table:table-cell>
          <table:table-cell office:value-type="currency" office:value="4450.1998874273995" table:formula="of:=[.B27]+[.C27]+[.D26]" table:style-name="ce3">
            <text:p>$4,450.20</text:p>
          </table:table-cell>
          <table:table-cell office:value-type="currency" office:value="795.43024325523743" table:formula="of:=[.F26]*0.1" table:style-name="ce3">
            <text:p>$795.43</text:p>
          </table:table-cell>
          <table:table-cell office:value-type="currency" office:value="8849.7326758076106" table:formula="of:=[.F26]+[.E27]+[.B27]" table:style-name="ce3">
            <text:p>$8,849.73</text:p>
          </table:table-cell>
          <table:table-cell table:number-columns-repeated="16378"/>
        </table:table-row>
        <table:table-row table:style-name="ro3">
          <table:table-cell office:value-type="float" office:value="25" table:style-name="ce1">
            <text:p>25</text:p>
          </table:table-cell>
          <table:table-cell office:value-type="currency" office:value="100" table:style-name="ce3">
            <text:p>$100.00</text:p>
          </table:table-cell>
          <table:table-cell office:value-type="currency" office:value="222.50999437137" table:formula="of:=[.D27]*0.05" table:style-name="ce3">
            <text:p>$222.51</text:p>
          </table:table-cell>
          <table:table-cell office:value-type="currency" office:value="4772.7098817987699" table:formula="of:=[.B28]+[.C28]+[.D27]" table:style-name="ce3">
            <text:p>$4,772.71</text:p>
          </table:table-cell>
          <table:table-cell office:value-type="currency" office:value="884.9732675807611" table:formula="of:=[.F27]*0.1" table:style-name="ce3">
            <text:p>$884.97</text:p>
          </table:table-cell>
          <table:table-cell office:value-type="currency" office:value="9834.7059433883715" table:formula="of:=[.F27]+[.E28]+[.B28]" table:style-name="ce3">
            <text:p>$9,834.71</text:p>
          </table:table-cell>
          <table:table-cell table:number-columns-repeated="16378"/>
        </table:table-row>
        <table:table-row table:style-name="ro3">
          <table:table-cell office:value-type="float" office:value="26" table:style-name="ce1">
            <text:p>26</text:p>
          </table:table-cell>
          <table:table-cell office:value-type="currency" office:value="100" table:style-name="ce3">
            <text:p>$100.00</text:p>
          </table:table-cell>
          <table:table-cell office:value-type="currency" office:value="238.6354940899385" table:formula="of:=[.D28]*0.05" table:style-name="ce3">
            <text:p>$238.64</text:p>
          </table:table-cell>
          <table:table-cell office:value-type="currency" office:value="5111.3453758887081" table:formula="of:=[.B29]+[.C29]+[.D28]" table:style-name="ce3">
            <text:p>$5,111.35</text:p>
          </table:table-cell>
          <table:table-cell office:value-type="currency" office:value="983.47059433883715" table:formula="of:=[.F28]*0.1" table:style-name="ce3">
            <text:p>$983.47</text:p>
          </table:table-cell>
          <table:table-cell office:value-type="currency" office:value="10918.17653772721" table:formula="of:=[.F28]+[.E29]+[.B29]" table:style-name="ce3">
            <text:p>$10,918.18</text:p>
          </table:table-cell>
          <table:table-cell table:number-columns-repeated="16378"/>
        </table:table-row>
        <table:table-row table:style-name="ro3">
          <table:table-cell office:value-type="float" office:value="27" table:style-name="ce1">
            <text:p>27</text:p>
          </table:table-cell>
          <table:table-cell office:value-type="currency" office:value="100" table:style-name="ce3">
            <text:p>$100.00</text:p>
          </table:table-cell>
          <table:table-cell office:value-type="currency" office:value="255.56726879443542" table:formula="of:=[.D29]*0.05" table:style-name="ce3">
            <text:p>$255.57</text:p>
          </table:table-cell>
          <table:table-cell office:value-type="currency" office:value="5466.9126446831433" table:formula="of:=[.B30]+[.C30]+[.D29]" table:style-name="ce3">
            <text:p>$5,466.91</text:p>
          </table:table-cell>
          <table:table-cell office:value-type="currency" office:value="1091.8176537727211" table:formula="of:=[.F29]*0.1" table:style-name="ce3">
            <text:p>$1,091.82</text:p>
          </table:table-cell>
          <table:table-cell office:value-type="currency" office:value="12109.994191499931" table:formula="of:=[.F29]+[.E30]+[.B30]" table:style-name="ce3">
            <text:p>$12,109.99</text:p>
          </table:table-cell>
          <table:table-cell table:number-columns-repeated="16378"/>
        </table:table-row>
        <table:table-row table:style-name="ro3">
          <table:table-cell office:value-type="float" office:value="28" table:style-name="ce1">
            <text:p>28</text:p>
          </table:table-cell>
          <table:table-cell office:value-type="currency" office:value="100" table:style-name="ce3">
            <text:p>$100.00</text:p>
          </table:table-cell>
          <table:table-cell office:value-type="currency" office:value="273.34563223415716" table:formula="of:=[.D30]*0.05" table:style-name="ce3">
            <text:p>$273.35</text:p>
          </table:table-cell>
          <table:table-cell office:value-type="currency" office:value="5840.2582769173005" table:formula="of:=[.B31]+[.C31]+[.D30]" table:style-name="ce3">
            <text:p>$5,840.26</text:p>
          </table:table-cell>
          <table:table-cell office:value-type="currency" office:value="1210.9994191499932" table:formula="of:=[.F30]*0.1" table:style-name="ce3">
            <text:p>$1,211.00</text:p>
          </table:table-cell>
          <table:table-cell office:value-type="currency" office:value="13420.993610649924" table:formula="of:=[.F30]+[.E31]+[.B31]" table:style-name="ce3">
            <text:p>$13,420.99</text:p>
          </table:table-cell>
          <table:table-cell table:number-columns-repeated="16378"/>
        </table:table-row>
        <table:table-row table:style-name="ro3">
          <table:table-cell office:value-type="float" office:value="29" table:style-name="ce1">
            <text:p>29</text:p>
          </table:table-cell>
          <table:table-cell office:value-type="currency" office:value="100" table:style-name="ce3">
            <text:p>$100.00</text:p>
          </table:table-cell>
          <table:table-cell office:value-type="currency" office:value="292.01291384586506" table:formula="of:=[.D31]*0.05" table:style-name="ce3">
            <text:p>$292.01</text:p>
          </table:table-cell>
          <table:table-cell office:value-type="currency" office:value="6232.2711907631656" table:formula="of:=[.B32]+[.C32]+[.D31]" table:style-name="ce3">
            <text:p>$6,232.27</text:p>
          </table:table-cell>
          <table:table-cell office:value-type="currency" office:value="1342.0993610649925" table:formula="of:=[.F31]*0.1" table:style-name="ce3">
            <text:p>$1,342.10</text:p>
          </table:table-cell>
          <table:table-cell office:value-type="currency" office:value="14863.092971714917" table:formula="of:=[.F31]+[.E32]+[.B32]" table:style-name="ce3">
            <text:p>$14,863.09</text:p>
          </table:table-cell>
          <table:table-cell table:number-columns-repeated="16378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currency" office:value="100" table:style-name="ce3">
            <text:p>$100.00</text:p>
          </table:table-cell>
          <table:table-cell office:value-type="currency" office:value="311.61355953815831" table:formula="of:=[.D32]*0.05" table:style-name="ce3">
            <text:p>$311.61</text:p>
          </table:table-cell>
          <table:table-cell office:value-type="currency" office:value="6643.8847503013239" table:formula="of:=[.B33]+[.C33]+[.D32]" table:style-name="ce3">
            <text:p>$6,643.88</text:p>
          </table:table-cell>
          <table:table-cell office:value-type="currency" office:value="1486.3092971714918" table:formula="of:=[.F32]*0.1" table:style-name="ce3">
            <text:p>$1,486.31</text:p>
          </table:table-cell>
          <table:table-cell office:value-type="currency" office:value="16449.40226888641" table:formula="of:=[.F32]+[.E33]+[.B33]" table:style-name="ce3">
            <text:p>$16,449.40</text:p>
          </table:table-cell>
          <table:table-cell table:number-columns-repeated="16378"/>
        </table:table-row>
        <table:table-row table:style-name="ro3">
          <table:table-cell office:value-type="float" office:value="31" table:style-name="ce1">
            <text:p>31</text:p>
          </table:table-cell>
          <table:table-cell office:value-type="currency" office:value="100" table:style-name="ce3">
            <text:p>$100.00</text:p>
          </table:table-cell>
          <table:table-cell office:value-type="currency" office:value="332.19423751506622" table:formula="of:=[.D33]*0.05" table:style-name="ce3">
            <text:p>$332.19</text:p>
          </table:table-cell>
          <table:table-cell office:value-type="currency" office:value="7076.0789878163905" table:formula="of:=[.B34]+[.C34]+[.D33]" table:style-name="ce3">
            <text:p>$7,076.08</text:p>
          </table:table-cell>
          <table:table-cell office:value-type="currency" office:value="1644.9402268886411" table:formula="of:=[.F33]*0.1" table:style-name="ce3">
            <text:p>$1,644.94</text:p>
          </table:table-cell>
          <table:table-cell office:value-type="currency" office:value="18194.34249577505" table:formula="of:=[.F33]+[.E34]+[.B34]" table:style-name="ce3">
            <text:p>$18,194.34</text:p>
          </table:table-cell>
          <table:table-cell table:number-columns-repeated="16378"/>
        </table:table-row>
        <table:table-row table:style-name="ro3">
          <table:table-cell office:value-type="float" office:value="32" table:style-name="ce1">
            <text:p>32</text:p>
          </table:table-cell>
          <table:table-cell office:value-type="currency" office:value="100" table:style-name="ce3">
            <text:p>$100.00</text:p>
          </table:table-cell>
          <table:table-cell office:value-type="currency" office:value="353.80394939081953" table:formula="of:=[.D34]*0.05" table:style-name="ce3">
            <text:p>$353.80</text:p>
          </table:table-cell>
          <table:table-cell office:value-type="currency" office:value="7529.8829372072105" table:formula="of:=[.B35]+[.C35]+[.D34]" table:style-name="ce3">
            <text:p>$7,529.88</text:p>
          </table:table-cell>
          <table:table-cell office:value-type="currency" office:value="1819.4342495775052" table:formula="of:=[.F34]*0.1" table:style-name="ce3">
            <text:p>$1,819.43</text:p>
          </table:table-cell>
          <table:table-cell office:value-type="currency" office:value="20113.776745352556" table:formula="of:=[.F34]+[.E35]+[.B35]" table:style-name="ce3">
            <text:p>$20,113.78</text:p>
          </table:table-cell>
          <table:table-cell table:number-columns-repeated="16378"/>
        </table:table-row>
        <table:table-row table:style-name="ro3">
          <table:table-cell office:value-type="float" office:value="33" table:style-name="ce1">
            <text:p>33</text:p>
          </table:table-cell>
          <table:table-cell office:value-type="currency" office:value="100" table:style-name="ce3">
            <text:p>$100.00</text:p>
          </table:table-cell>
          <table:table-cell office:value-type="currency" office:value="376.49414686036056" table:formula="of:=[.D35]*0.05" table:style-name="ce3">
            <text:p>$376.49</text:p>
          </table:table-cell>
          <table:table-cell office:value-type="currency" office:value="8006.3770840675706" table:formula="of:=[.B36]+[.C36]+[.D35]" table:style-name="ce3">
            <text:p>$8,006.38</text:p>
          </table:table-cell>
          <table:table-cell office:value-type="currency" office:value="2011.3776745352557" table:formula="of:=[.F35]*0.1" table:style-name="ce3">
            <text:p>$2,011.38</text:p>
          </table:table-cell>
          <table:table-cell office:value-type="currency" office:value="22225.154419887811" table:formula="of:=[.F35]+[.E36]+[.B36]" table:style-name="ce3">
            <text:p>$22,225.15</text:p>
          </table:table-cell>
          <table:table-cell table:number-columns-repeated="16378"/>
        </table:table-row>
        <table:table-row table:style-name="ro3">
          <table:table-cell office:value-type="float" office:value="34" table:style-name="ce1">
            <text:p>34</text:p>
          </table:table-cell>
          <table:table-cell office:value-type="currency" office:value="100" table:style-name="ce3">
            <text:p>$100.00</text:p>
          </table:table-cell>
          <table:table-cell office:value-type="currency" office:value="400.31885420337858" table:formula="of:=[.D36]*0.05" table:style-name="ce3">
            <text:p>$400.32</text:p>
          </table:table-cell>
          <table:table-cell office:value-type="currency" office:value="8506.6959382709501" table:formula="of:=[.B37]+[.C37]+[.D36]" table:style-name="ce3">
            <text:p>$8,506.70</text:p>
          </table:table-cell>
          <table:table-cell office:value-type="currency" office:value="2222.5154419887813" table:formula="of:=[.F36]*0.1" table:style-name="ce3">
            <text:p>$2,222.52</text:p>
          </table:table-cell>
          <table:table-cell office:value-type="currency" office:value="24547.669861876591" table:formula="of:=[.F36]+[.E37]+[.B37]" table:style-name="ce3">
            <text:p>$24,547.67</text:p>
          </table:table-cell>
          <table:table-cell table:number-columns-repeated="16378"/>
        </table:table-row>
        <table:table-row table:style-name="ro3">
          <table:table-cell office:value-type="float" office:value="35" table:style-name="ce1">
            <text:p>35</text:p>
          </table:table-cell>
          <table:table-cell office:value-type="currency" office:value="100" table:style-name="ce3">
            <text:p>$100.00</text:p>
          </table:table-cell>
          <table:table-cell office:value-type="currency" office:value="425.33479691354751" table:formula="of:=[.D37]*0.05" table:style-name="ce3">
            <text:p>$425.33</text:p>
          </table:table-cell>
          <table:table-cell office:value-type="currency" office:value="9032.0307351844967" table:formula="of:=[.B38]+[.C38]+[.D37]" table:style-name="ce3">
            <text:p>$9,032.03</text:p>
          </table:table-cell>
          <table:table-cell office:value-type="currency" office:value="2454.7669861876593" table:formula="of:=[.F37]*0.1" table:style-name="ce3">
            <text:p>$2,454.77</text:p>
          </table:table-cell>
          <table:table-cell office:value-type="currency" office:value="27102.436848064252" table:formula="of:=[.F37]+[.E38]+[.B38]" table:style-name="ce3">
            <text:p>$27,102.44</text:p>
          </table:table-cell>
          <table:table-cell table:number-columns-repeated="16378"/>
        </table:table-row>
        <table:table-row table:style-name="ro3">
          <table:table-cell office:value-type="float" office:value="36" table:style-name="ce1">
            <text:p>36</text:p>
          </table:table-cell>
          <table:table-cell office:value-type="currency" office:value="100" table:style-name="ce3">
            <text:p>$100.00</text:p>
          </table:table-cell>
          <table:table-cell office:value-type="currency" office:value="451.60153675922487" table:formula="of:=[.D38]*0.05" table:style-name="ce3">
            <text:p>$451.60</text:p>
          </table:table-cell>
          <table:table-cell office:value-type="currency" office:value="9583.6322719437212" table:formula="of:=[.B39]+[.C39]+[.D38]" table:style-name="ce3">
            <text:p>$9,583.63</text:p>
          </table:table-cell>
          <table:table-cell office:value-type="currency" office:value="2710.2436848064253" table:formula="of:=[.F38]*0.1" table:style-name="ce3">
            <text:p>$2,710.24</text:p>
          </table:table-cell>
          <table:table-cell office:value-type="currency" office:value="29912.680532870676" table:formula="of:=[.F38]+[.E39]+[.B39]" table:style-name="ce3">
            <text:p>$29,912.68</text:p>
          </table:table-cell>
          <table:table-cell table:number-columns-repeated="16378"/>
        </table:table-row>
        <table:table-row table:style-name="ro3">
          <table:table-cell office:value-type="float" office:value="37" table:style-name="ce1">
            <text:p>37</text:p>
          </table:table-cell>
          <table:table-cell office:value-type="currency" office:value="100" table:style-name="ce3">
            <text:p>$100.00</text:p>
          </table:table-cell>
          <table:table-cell office:value-type="currency" office:value="479.18161359718607" table:formula="of:=[.D39]*0.05" table:style-name="ce3">
            <text:p>$479.18</text:p>
          </table:table-cell>
          <table:table-cell office:value-type="currency" office:value="10162.813885540907" table:formula="of:=[.B40]+[.C40]+[.D39]" table:style-name="ce3">
            <text:p>$10,162.81</text:p>
          </table:table-cell>
          <table:table-cell office:value-type="currency" office:value="2991.2680532870677" table:formula="of:=[.F39]*0.1" table:style-name="ce3">
            <text:p>$2,991.27</text:p>
          </table:table-cell>
          <table:table-cell office:value-type="currency" office:value="33003.948586157741" table:formula="of:=[.F39]+[.E40]+[.B40]" table:style-name="ce3">
            <text:p>$33,003.95</text:p>
          </table:table-cell>
          <table:table-cell table:number-columns-repeated="16378"/>
        </table:table-row>
        <table:table-row table:style-name="ro3">
          <table:table-cell office:value-type="float" office:value="38" table:style-name="ce1">
            <text:p>38</text:p>
          </table:table-cell>
          <table:table-cell office:value-type="currency" office:value="100" table:style-name="ce3">
            <text:p>$100.00</text:p>
          </table:table-cell>
          <table:table-cell office:value-type="currency" office:value="508.14069427704538" table:formula="of:=[.D40]*0.05" table:style-name="ce3">
            <text:p>$508.14</text:p>
          </table:table-cell>
          <table:table-cell office:value-type="currency" office:value="10770.954579817953" table:formula="of:=[.B41]+[.C41]+[.D40]" table:style-name="ce3">
            <text:p>$10,770.95</text:p>
          </table:table-cell>
          <table:table-cell office:value-type="currency" office:value="3300.3948586157744" table:formula="of:=[.F40]*0.1" table:style-name="ce3">
            <text:p>$3,300.39</text:p>
          </table:table-cell>
          <table:table-cell office:value-type="currency" office:value="36404.343444773513" table:formula="of:=[.F40]+[.E41]+[.B41]" table:style-name="ce3">
            <text:p>$36,404.34</text:p>
          </table:table-cell>
          <table:table-cell table:number-columns-repeated="16378"/>
        </table:table-row>
        <table:table-row table:style-name="ro3">
          <table:table-cell office:value-type="float" office:value="39" table:style-name="ce1">
            <text:p>39</text:p>
          </table:table-cell>
          <table:table-cell office:value-type="currency" office:value="100" table:style-name="ce3">
            <text:p>$100.00</text:p>
          </table:table-cell>
          <table:table-cell office:value-type="currency" office:value="538.54772899089767" table:formula="of:=[.D41]*0.05" table:style-name="ce3">
            <text:p>$538.55</text:p>
          </table:table-cell>
          <table:table-cell office:value-type="currency" office:value="11409.502308808851" table:formula="of:=[.B42]+[.C42]+[.D41]" table:style-name="ce3">
            <text:p>$11,409.50</text:p>
          </table:table-cell>
          <table:table-cell office:value-type="currency" office:value="3640.4343444773513" table:formula="of:=[.F41]*0.1" table:style-name="ce3">
            <text:p>$3,640.43</text:p>
          </table:table-cell>
          <table:table-cell office:value-type="currency" office:value="40144.77778925086" table:formula="of:=[.F41]+[.E42]+[.B42]" table:style-name="ce3">
            <text:p>$40,144.78</text:p>
          </table:table-cell>
          <table:table-cell table:number-columns-repeated="16378"/>
        </table:table-row>
        <table:table-row table:style-name="ro3">
          <table:table-cell office:value-type="float" office:value="40" table:style-name="ce1">
            <text:p>40</text:p>
          </table:table-cell>
          <table:table-cell office:value-type="currency" office:value="100" table:style-name="ce3">
            <text:p>$100.00</text:p>
          </table:table-cell>
          <table:table-cell office:value-type="currency" office:value="570.47511544044255" table:formula="of:=[.D42]*0.05" table:style-name="ce3">
            <text:p>$570.48</text:p>
          </table:table-cell>
          <table:table-cell office:value-type="currency" office:value="12079.977424249293" table:formula="of:=[.B43]+[.C43]+[.D42]" table:style-name="ce3">
            <text:p>$12,079.98</text:p>
          </table:table-cell>
          <table:table-cell office:value-type="currency" office:value="4014.4777789250861" table:formula="of:=[.F42]*0.1" table:style-name="ce3">
            <text:p>$4,014.48</text:p>
          </table:table-cell>
          <table:table-cell office:value-type="currency" office:value="44259.255568175948" table:formula="of:=[.F42]+[.E43]+[.B43]" table:style-name="ce3">
            <text:p>$44,259.26</text:p>
          </table:table-cell>
          <table:table-cell table:number-columns-repeated="16378"/>
        </table:table-row>
        <table:table-row table:style-name="ro3">
          <table:table-cell office:value-type="float" office:value="41" table:style-name="ce1">
            <text:p>41</text:p>
          </table:table-cell>
          <table:table-cell office:value-type="currency" office:value="100" table:style-name="ce3">
            <text:p>$100.00</text:p>
          </table:table-cell>
          <table:table-cell office:value-type="currency" office:value="603.99887121246468" table:formula="of:=[.D43]*0.05" table:style-name="ce3">
            <text:p>$604.00</text:p>
          </table:table-cell>
          <table:table-cell office:value-type="currency" office:value="12783.976295461758" table:formula="of:=[.B44]+[.C44]+[.D43]" table:style-name="ce3">
            <text:p>$12,783.98</text:p>
          </table:table-cell>
          <table:table-cell office:value-type="currency" office:value="4425.925556817595" table:formula="of:=[.F43]*0.1" table:style-name="ce3">
            <text:p>$4,425.93</text:p>
          </table:table-cell>
          <table:table-cell office:value-type="currency" office:value="48785.181124993542" table:formula="of:=[.F43]+[.E44]+[.B44]" table:style-name="ce3">
            <text:p>$48,785.18</text:p>
          </table:table-cell>
          <table:table-cell table:number-columns-repeated="16378"/>
        </table:table-row>
        <table:table-row table:style-name="ro3">
          <table:table-cell office:value-type="float" office:value="42" table:style-name="ce1">
            <text:p>42</text:p>
          </table:table-cell>
          <table:table-cell office:value-type="currency" office:value="100" table:style-name="ce3">
            <text:p>$100.00</text:p>
          </table:table-cell>
          <table:table-cell office:value-type="currency" office:value="639.19881477308797" table:formula="of:=[.D44]*0.05" table:style-name="ce3">
            <text:p>$639.20</text:p>
          </table:table-cell>
          <table:table-cell office:value-type="currency" office:value="13523.175110234846" table:formula="of:=[.B45]+[.C45]+[.D44]" table:style-name="ce3">
            <text:p>$13,523.18</text:p>
          </table:table-cell>
          <table:table-cell office:value-type="currency" office:value="4878.5181124993542" table:formula="of:=[.F44]*0.1" table:style-name="ce3">
            <text:p>$4,878.52</text:p>
          </table:table-cell>
          <table:table-cell office:value-type="currency" office:value="53763.699237492896" table:formula="of:=[.F44]+[.E45]+[.B45]" table:style-name="ce3">
            <text:p>$53,763.70</text:p>
          </table:table-cell>
          <table:table-cell table:number-columns-repeated="16378"/>
        </table:table-row>
        <table:table-row table:style-name="ro3">
          <table:table-cell office:value-type="float" office:value="43" table:style-name="ce1">
            <text:p>43</text:p>
          </table:table-cell>
          <table:table-cell office:value-type="currency" office:value="100" table:style-name="ce3">
            <text:p>$100.00</text:p>
          </table:table-cell>
          <table:table-cell office:value-type="currency" office:value="676.15875551174236" table:formula="of:=[.D45]*0.05" table:style-name="ce3">
            <text:p>$676.16</text:p>
          </table:table-cell>
          <table:table-cell office:value-type="currency" office:value="14299.333865746588" table:formula="of:=[.B46]+[.C46]+[.D45]" table:style-name="ce3">
            <text:p>$14,299.33</text:p>
          </table:table-cell>
          <table:table-cell office:value-type="currency" office:value="5376.3699237492901" table:formula="of:=[.F45]*0.1" table:style-name="ce3">
            <text:p>$5,376.37</text:p>
          </table:table-cell>
          <table:table-cell office:value-type="currency" office:value="59240.069161242187" table:formula="of:=[.F45]+[.E46]+[.B46]" table:style-name="ce3">
            <text:p>$59,240.07</text:p>
          </table:table-cell>
          <table:table-cell table:number-columns-repeated="16378"/>
        </table:table-row>
        <table:table-row table:style-name="ro3">
          <table:table-cell office:value-type="float" office:value="44" table:style-name="ce1">
            <text:p>44</text:p>
          </table:table-cell>
          <table:table-cell office:value-type="currency" office:value="100" table:style-name="ce3">
            <text:p>$100.00</text:p>
          </table:table-cell>
          <table:table-cell office:value-type="currency" office:value="714.96669328732946" table:formula="of:=[.D46]*0.05" table:style-name="ce3">
            <text:p>$714.97</text:p>
          </table:table-cell>
          <table:table-cell office:value-type="currency" office:value="15114.300559033918" table:formula="of:=[.B47]+[.C47]+[.D46]" table:style-name="ce3">
            <text:p>$15,114.30</text:p>
          </table:table-cell>
          <table:table-cell office:value-type="currency" office:value="5924.0069161242191" table:formula="of:=[.F46]*0.1" table:style-name="ce3">
            <text:p>$5,924.01</text:p>
          </table:table-cell>
          <table:table-cell office:value-type="currency" office:value="65264.076077366408" table:formula="of:=[.F46]+[.E47]+[.B47]" table:style-name="ce3">
            <text:p>$65,264.08</text:p>
          </table:table-cell>
          <table:table-cell table:number-columns-repeated="16378"/>
        </table:table-row>
        <table:table-row table:style-name="ro3">
          <table:table-cell office:value-type="float" office:value="45" table:style-name="ce1">
            <text:p>45</text:p>
          </table:table-cell>
          <table:table-cell office:value-type="currency" office:value="100" table:style-name="ce3">
            <text:p>$100.00</text:p>
          </table:table-cell>
          <table:table-cell office:value-type="currency" office:value="755.7150279516959" table:formula="of:=[.D47]*0.05" table:style-name="ce3">
            <text:p>$755.72</text:p>
          </table:table-cell>
          <table:table-cell office:value-type="currency" office:value="15970.015586985613" table:formula="of:=[.B48]+[.C48]+[.D47]" table:style-name="ce3">
            <text:p>$15,970.02</text:p>
          </table:table-cell>
          <table:table-cell office:value-type="currency" office:value="6526.4076077366408" table:formula="of:=[.F47]*0.1" table:style-name="ce3">
            <text:p>$6,526.41</text:p>
          </table:table-cell>
          <table:table-cell office:value-type="currency" office:value="71890.483685103041" table:formula="of:=[.F47]+[.E48]+[.B48]" table:style-name="ce3">
            <text:p>$71,890.48</text:p>
          </table:table-cell>
          <table:table-cell table:number-columns-repeated="16378"/>
        </table:table-row>
        <table:table-row table:style-name="ro3">
          <table:table-cell office:value-type="float" office:value="46" table:style-name="ce1">
            <text:p>46</text:p>
          </table:table-cell>
          <table:table-cell office:value-type="currency" office:value="100" table:style-name="ce3">
            <text:p>$100.00</text:p>
          </table:table-cell>
          <table:table-cell office:value-type="currency" office:value="798.50077934928072" table:formula="of:=[.D48]*0.05" table:style-name="ce3">
            <text:p>$798.50</text:p>
          </table:table-cell>
          <table:table-cell office:value-type="currency" office:value="16868.516366334894" table:formula="of:=[.B49]+[.C49]+[.D48]" table:style-name="ce3">
            <text:p>$16,868.52</text:p>
          </table:table-cell>
          <table:table-cell office:value-type="currency" office:value="7189.0483685103045" table:formula="of:=[.F48]*0.1" table:style-name="ce3">
            <text:p>$7,189.05</text:p>
          </table:table-cell>
          <table:table-cell office:value-type="currency" office:value="79179.532053613351" table:formula="of:=[.F48]+[.E49]+[.B49]" table:style-name="ce3">
            <text:p>$79,179.53</text:p>
          </table:table-cell>
          <table:table-cell table:number-columns-repeated="16378"/>
        </table:table-row>
        <table:table-row table:style-name="ro3">
          <table:table-cell office:value-type="float" office:value="47" table:style-name="ce1">
            <text:p>47</text:p>
          </table:table-cell>
          <table:table-cell office:value-type="currency" office:value="100" table:style-name="ce3">
            <text:p>$100.00</text:p>
          </table:table-cell>
          <table:table-cell office:value-type="currency" office:value="843.42581831674477" table:formula="of:=[.D49]*0.05" table:style-name="ce3">
            <text:p>$843.43</text:p>
          </table:table-cell>
          <table:table-cell office:value-type="currency" office:value="17811.942184651638" table:formula="of:=[.B50]+[.C50]+[.D49]" table:style-name="ce3">
            <text:p>$17,811.94</text:p>
          </table:table-cell>
          <table:table-cell office:value-type="currency" office:value="7917.9532053613357" table:formula="of:=[.F49]*0.1" table:style-name="ce3">
            <text:p>$7,917.95</text:p>
          </table:table-cell>
          <table:table-cell office:value-type="currency" office:value="87197.485258974688" table:formula="of:=[.F49]+[.E50]+[.B50]" table:style-name="ce3">
            <text:p>$87,197.49</text:p>
          </table:table-cell>
          <table:table-cell table:number-columns-repeated="16378"/>
        </table:table-row>
        <table:table-row table:style-name="ro3">
          <table:table-cell office:value-type="float" office:value="48" table:style-name="ce1">
            <text:p>48</text:p>
          </table:table-cell>
          <table:table-cell office:value-type="currency" office:value="100" table:style-name="ce3">
            <text:p>$100.00</text:p>
          </table:table-cell>
          <table:table-cell office:value-type="currency" office:value="890.59710923258194" table:formula="of:=[.D50]*0.05" table:style-name="ce3">
            <text:p>$890.60</text:p>
          </table:table-cell>
          <table:table-cell office:value-type="currency" office:value="18802.53929388422" table:formula="of:=[.B51]+[.C51]+[.D50]" table:style-name="ce3">
            <text:p>$18,802.54</text:p>
          </table:table-cell>
          <table:table-cell office:value-type="currency" office:value="8719.7485258974684" table:formula="of:=[.F50]*0.1" table:style-name="ce3">
            <text:p>$8,719.75</text:p>
          </table:table-cell>
          <table:table-cell office:value-type="currency" office:value="96017.233784872151" table:formula="of:=[.F50]+[.E51]+[.B51]" table:style-name="ce3">
            <text:p>$96,017.23</text:p>
          </table:table-cell>
          <table:table-cell table:number-columns-repeated="16378"/>
        </table:table-row>
        <table:table-row table:style-name="ro3">
          <table:table-cell office:value-type="float" office:value="49" table:style-name="ce1">
            <text:p>49</text:p>
          </table:table-cell>
          <table:table-cell office:value-type="currency" office:value="100" table:style-name="ce3">
            <text:p>$100.00</text:p>
          </table:table-cell>
          <table:table-cell office:value-type="currency" office:value="940.12696469421098" table:formula="of:=[.D51]*0.05" table:style-name="ce3">
            <text:p>$940.13</text:p>
          </table:table-cell>
          <table:table-cell office:value-type="currency" office:value="19842.666258578429" table:formula="of:=[.B52]+[.C52]+[.D51]" table:style-name="ce3">
            <text:p>$19,842.67</text:p>
          </table:table-cell>
          <table:table-cell office:value-type="currency" office:value="9601.7233784872151" table:formula="of:=[.F51]*0.1" table:style-name="ce3">
            <text:p>$9,601.72</text:p>
          </table:table-cell>
          <table:table-cell office:value-type="currency" office:value="105718.95716335936" table:formula="of:=[.F51]+[.E52]+[.B52]" table:style-name="ce3">
            <text:p>$105,718.96</text:p>
          </table:table-cell>
          <table:table-cell table:number-columns-repeated="16378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currency" office:value="100" table:style-name="ce3">
            <text:p>$100.00</text:p>
          </table:table-cell>
          <table:table-cell office:value-type="currency" office:value="992.13331292892144" table:formula="of:=[.D52]*0.05" table:style-name="ce3">
            <text:p>$992.13</text:p>
          </table:table-cell>
          <table:table-cell office:value-type="currency" office:value="20934.799571507348" table:formula="of:=[.B53]+[.C53]+[.D52]" table:style-name="ce3">
            <text:p>$20,934.80</text:p>
          </table:table-cell>
          <table:table-cell office:value-type="currency" office:value="10571.895716335937" table:formula="of:=[.F52]*0.1" table:style-name="ce3">
            <text:p>$10,571.90</text:p>
          </table:table-cell>
          <table:table-cell office:value-type="currency" office:value="116390.8528796953" table:formula="of:=[.F52]+[.E53]+[.B53]" table:style-name="ce3">
            <text:p>$116,390.85</text:p>
          </table:table-cell>
          <table:table-cell table:number-columns-repeated="16378"/>
        </table:table-row>
        <table:table-row table:number-rows-repeated="104852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ee-Jay</meta:initial-creator>
    <dc:creator>Bee-Jay</dc:creator>
    <meta:creation-date>2014-09-22T19:28:18Z</meta:creation-date>
    <dc:date>2014-09-22T22:22:57Z</dc:date>
  </office:meta>
</office:document-meta>
</file>